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" style:family="paragraph" style:parent-style-name="Standard">
      <style:paragraph-properties fo:margin-left="1cm" fo:margin-right="0cm" fo:line-height="115%" fo:text-indent="-1cm" style:auto-text-indent="false">
        <style:tab-stops/>
      </style:paragraph-properties>
      <style:text-properties fo:font-size="11pt" style:font-size-asian="11pt" style:font-size-complex="11pt"/>
    </style:style>
    <style:style style:name="P3" style:family="paragraph" style:parent-style-name="Standard">
      <style:paragraph-properties fo:margin-left="1cm" fo:margin-right="0cm" fo:line-height="115%" fo:text-indent="-1cm" style:auto-text-indent="false">
        <style:tab-stops/>
      </style:paragraph-properties>
    </style:style>
    <style:style style:name="P4" style:family="paragraph" style:parent-style-name="Standard">
      <style:paragraph-properties fo:line-height="115%"/>
      <style:text-properties fo:font-size="11pt" fo:font-weight="bold" officeooo:rsid="000d6208" officeooo:paragraph-rsid="000d6208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1cm" fo:margin-right="0cm" fo:line-height="115%" fo:text-indent="-1cm" style:auto-text-indent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1cm" fo:margin-right="0cm" fo:line-height="115%" fo:text-indent="-1cm" style:auto-text-indent="fals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margin-left="1cm" fo:margin-right="0cm" fo:line-height="115%" fo:text-indent="-1cm" style:auto-text-indent="false"/>
    </style:style>
    <style:style style:name="T1" style:family="text">
      <style:text-properties fo:font-style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italic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bliographie</text:p>
      <text:p text:style-name="P1"/>
      <text:p text:style-name="P2">Andrews, Tara. 2013. ‘The Third Way: Philology and Critical Edition in the Digital Age’. <text:span text:style-name="T1">Variants</text:span> 10: 61–76.</text:p>
      <text:p text:style-name="P5">Baricco, Alessandro. 2018. <text:span text:style-name="T1">The Game</text:span>. Torino: Einaudi.</text:p>
      <text:p text:style-name="P5">Boot, Peter, and Joris van Zundert. 2011. ‘The Digital Edition 2.0 and the Digital Library: Services, Not Resources’. <text:span text:style-name="T1">Digitale Edition Und Forschungsbibliothek. (Beiträge Der Fachtagung Im Philosophicum Der Universität Mainz Am 13. Und 14. Januar 2011)</text:span> 44: 141–52.</text:p>
      <text:p text:style-name="P5">Branca, Vittore. 1977. ‘Edizione Diplomatica e/o Riproduzione?’ <text:span text:style-name="T1">Lettere Italiane</text:span> XXIX: 233–39.</text:p>
      <text:p text:style-name="P7"><text:span text:style-name="T2">Burdick, Anne, Johanna Drucker, Peter Lunenfeld, Todd Presner, and Jeffrey Schnapp. 2012. </text:span><text:span text:style-name="T3">Digital_Humanities</text:span><text:span text:style-name="T2">. Cambridge, MA: The MIT Press. </text:span><text:a xlink:type="simple" xlink:href="https://mitpress.mit.edu/sites/default/files/titles/content/9780262018470_Open_Access_Edition.pdf" text:style-name="Internet_20_link" text:visited-style-name="Visited_20_Internet_20_Link"><text:span text:style-name="T2">https://mitpress.mit.edu/sites/default/files/titles/content/9780262018470_Open_Access_Edition.pdf</text:span></text:a><text:span text:style-name="T2">.</text:span></text:p>
      <text:p text:style-name="P7"><text:span text:style-name="T2">Bush, Vannevar. 1945. ‘As We May Think’. </text:span><text:span text:style-name="T3">The Atlantic</text:span><text:span text:style-name="T2">, 1945. </text:span><text:a xlink:type="simple" xlink:href="https://www.theatlantic.com/magazine/archive/1945/07/as-we-may-think/303881/" text:style-name="Internet_20_link" text:visited-style-name="Visited_20_Internet_20_Link"><text:span text:style-name="T2">https://www.theatlantic.com/magazine/archive/1945/07/as-we-may-think/303881/</text:span></text:a><text:span text:style-name="T2">.</text:span></text:p>
      <text:p text:style-name="P7"><text:span text:style-name="T2">Camps, Jean-Baptiste. 2018. ‘Où va la philologie numérique ?’ </text:span><text:span text:style-name="T3">LHT Fabula</text:span><text:span text:style-name="T2">, January. </text:span><text:a xlink:type="simple" xlink:href="https://www.fabula.org:443/lht/20/camps.html" text:style-name="Internet_20_link" text:visited-style-name="Visited_20_Internet_20_Link"><text:span text:style-name="T2">https://www.fabula.org:443/lht/20/camps.html</text:span></text:a><text:span text:style-name="T2">.</text:span></text:p>
      <text:p text:style-name="P5">Kirschenbaum, Matthew G. 2016. <text:span text:style-name="T1">Track Changes: A Literary History of Word Processing</text:span>. The Belknap Press of Harvard University Press.</text:p>
      <text:p text:style-name="P5">Kuhn, Thomas S. 1962. <text:span text:style-name="T1">The Structure of Scientific Revolutions</text:span>. Phoenix Books in Science, 159. Chicago: The University of Chicago press.</text:p>
      <text:p text:style-name="P5">Manovich, Lev. 2013. <text:span text:style-name="T1">Software Takes Command: Extending the Language of New Media</text:span>. New York: Bloomsbury.</text:p>
      <text:p text:style-name="P5">Otlet, Paul. 1934. <text:span text:style-name="T1">Traité de documentation: le livre sur le livre, théorie et pratique</text:span>. Editiones Mundaneum.</text:p>
      <text:p text:style-name="P5">Ott, Wilhelm. 1973. ‘Computer Applications in Textual Criticism’. In <text:span text:style-name="T1">The Computer and Literary Studies</text:span>, edited by A.J. Aitken, R.W. Bailey, and N. Hamilton-Smith, 199–223. Edinburgh: Edinburgh University Press.</text:p>
      <text:p text:style-name="P5">Petrucci, Armando. 1977. ‘Edizione Diplomatica e/o Riproduzione? Un Problema Critico (Con Appendice Boccacciana)’. <text:span text:style-name="T1">Belfagor</text:span> XXXII: 63–71.</text:p>
      <text:p text:style-name="P7"><text:span text:style-name="T2">Pierazzo, Elena. 2011. ‘A Rationale of Digital Documentary Editions’. </text:span><text:span text:style-name="T3">Literary and Linguistic Computing</text:span><text:span text:style-name="T2"> 26 (4): 463–77. </text:span><text:a xlink:type="simple" xlink:href="https://doi.org/10.1093/llc/fqr033" text:style-name="Internet_20_link" text:visited-style-name="Visited_20_Internet_20_Link"><text:span text:style-name="T2">https://doi.org/10.1093/llc/fqr033</text:span></text:a><text:span text:style-name="T2">.</text:span></text:p>
      <text:p text:style-name="P5">———. 2015. <text:span text:style-name="T1">Digital Scholarly Editing: Theories, Models and Methods</text:span>. Ashgate.</text:p>
      <text:p text:style-name="P5">Price, Kenneth. 2007. ‘Electronic Scholarly Editions’. In <text:span text:style-name="T1">A Companion to Digital Literary Studies</text:span>, edited by Susan Schreibman and Raymond Siemes, 434–50. Malden: Blackwell Publishing.</text:p>
      <text:p text:style-name="P7"><text:span text:style-name="T2">Robinson, Peter. 2016. ‘The Digital Revolution in Scholarly Editing’. In </text:span><text:span text:style-name="T3">Ars Edendi Lecture Series</text:span><text:span text:style-name="T2">, edited by Barbara Crostini, Gunilla Iversen, and Brian M. Jensen. Vol. IV. Stockholm University Press. </text:span><text:a xlink:type="simple" xlink:href="https://www.stockholmuniversitypress.se/site/chapters/10.16993/baj.h/" text:style-name="Internet_20_link" text:visited-style-name="Visited_20_Internet_20_Link"><text:span text:style-name="T2">https://www.stockholmuniversitypress.se/site/chapters/10.16993/baj.h/</text:span></text:a><text:span text:style-name="T2">.</text:span></text:p>
      <text:p text:style-name="P7"><text:span text:style-name="T2">Röhle, Bernhard Rieder Theo. 2012. ‘Digital Methods: Five Challenges’. In </text:span><text:span text:style-name="T3">Understanding Digital Humanities</text:span><text:span text:style-name="T2">, edited by David M. Berry, 67–84. London: Palgrave Macmillan UK. </text:span><text:a xlink:type="simple" xlink:href="https://doi.org/10.1057/9780230371934_4" text:style-name="Internet_20_link" text:visited-style-name="Visited_20_Internet_20_Link"><text:span text:style-name="T2">https://doi.org/10.1057/9780230371934_4</text:span></text:a><text:span text:style-name="T2">.</text:span></text:p>
      <text:p text:style-name="P7"><text:span text:style-name="T2">Sahle, Patrick. 2008. ‘Virtual Library Digital Scholarly Editing’. Text. 2019 2008. </text:span><text:a xlink:type="simple" xlink:href="http://www.digitale-edition.de/vlet-about.html" text:style-name="Internet_20_link" text:visited-style-name="Visited_20_Internet_20_Link"><text:span text:style-name="T2">http://www.digitale-edition.de/vlet-about.html</text:span></text:a><text:span text:style-name="T2">.</text:span></text:p>
      <text:p text:style-name="P5">Sahle, Patrick. 2013. <text:span text:style-name="T1">Digitale Editionsformen, Zum Umgang Mit Der Überlieferung Unter Den Bedingungen Des Medienwandels</text:span>. Vol. 3. Norderstedt: Schriften des Instituts für Dokumentologie und Editorik - Books on Demand.</text:p>
      <text:p text:style-name="P5">Van Mierlo, Wim. 2013. ‘Reflections on Textual Editing in the Time of the History of the Book’. <text:span text:style-name="T1">Variants</text:span> 10: 133–61.</text:p>
      <text:p text:style-name="P7"><text:span text:style-name="T2">Vitali-Rosati, Marcello, and Michael E. Sinatra, eds. 2014. </text:span><text:span text:style-name="T3">Pratiques de l’édition numérique</text:span><text:span text:style-name="T2">. Parcours numérique. Montréal: Presses de l’Université de Montréal. </text:span><text:a xlink:type="simple" xlink:href="http://books.openedition.org/pum/306" text:style-name="Internet_20_link" text:visited-style-name="Visited_20_Internet_20_Link"><text:span text:style-name="T2">http://books.openedition.org/pum/306</text:span></text:a><text:span text:style-name="T2">.</text:span></text:p>
      <text:p text:style-name="P5">Wardrip-Fruin, Noah, and Nick Montfort. 2003. <text:span text:style-name="T1">The NewMediaReader</text:span>. Cambridge, Mass.: MIT Press.</text:p>
      <text:p text:style-name="P5">Witt, Jeffrey C. 2018. ‘Digital Scholarly Editions and API Consuming Application’. In <text:span text:style-name="T1">Digital Scholarly Editions as Interfaces</text:span>. Schriften Des Instituts Für Dokumentologie Und Editorik. Norderstedt: Schriften des Instituts für Dokumentologie und Editorik - Book on Demand GmbH.</text:p>
      <text:p text:style-name="P5">Zundert, Joris van. 2018. ‘Barely Beyond the Book?’ In <text:span text:style-name="T1">Digital Scholarly Editions as Interfaces</text:span>, 83–106. Schriften Des Instituts Für Dokumentologie Und Editorik. Norderstedt: Schriften des Instituts für Dokumentologie und Editorik - Book on Demand Gmb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2T12:51:41.564026706</meta:creation-date>
    <dc:date>2019-10-22T14:14:58.222979442</dc:date>
    <meta:editing-duration>PT3M22S</meta:editing-duration>
    <meta:editing-cycles>2</meta:editing-cycles>
    <meta:generator>LibreOffice/6.3.2.2$Linux_X86_64 LibreOffice_project/e1663a74855acfc3cddf258a1b61ef869561d205</meta:generator>
    <meta:document-statistic meta:table-count="0" meta:image-count="0" meta:object-count="0" meta:page-count="1" meta:paragraph-count="26" meta:word-count="512" meta:character-count="4043" meta:non-whitespace-character-count="3567"/>
  </office:meta>
</office:document-meta>
</file>